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84b2" officeooo:paragraph-rsid="000b84b2"/>
    </style:style>
    <style:style style:name="P2" style:family="paragraph" style:parent-style-name="Standard">
      <style:text-properties officeooo:rsid="000b84b2" officeooo:paragraph-rsid="000b84b2" fo:background-color="#ffff00"/>
    </style:style>
    <style:style style:name="P3" style:family="paragraph" style:parent-style-name="Standard">
      <style:text-properties fo:background-color="#ffff00"/>
    </style:style>
    <style:style style:name="P4" style:family="paragraph" style:parent-style-name="Standard">
      <style:text-properties fo:background-color="#ff0000"/>
    </style:style>
    <style:style style:name="P5" style:family="paragraph" style:parent-style-name="Standard">
      <style:text-properties officeooo:rsid="000b84b2" officeooo:paragraph-rsid="000b84b2" fo:background-color="#ff0000"/>
    </style:style>
    <style:style style:name="P6" style:family="paragraph" style:parent-style-name="Standard">
      <style:text-properties officeooo:rsid="000b84b2" officeooo:paragraph-rsid="000b84b2" fo:background-color="#81d41a"/>
    </style:style>
    <style:style style:name="P7" style:family="paragraph" style:parent-style-name="Standard">
      <style:text-properties fo:background-color="#81d41a"/>
    </style:style>
    <style:style style:name="P8" style:family="paragraph" style:parent-style-name="Standard">
      <style:text-properties officeooo:paragraph-rsid="000b84b2" fo:background-color="#81d41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correct</text:p>
      <text:p text:style-name="P1"/>
      <text:p text:style-name="P8">buffer component: ea</text:p>
      <text:p text:style-name="P7">buffer component: 20</text:p>
      <text:p text:style-name="P7">buffer component: f8</text:p>
      <text:p text:style-name="P7">buffer component: f</text:p>
      <text:p text:style-name="P7">buffer component: db</text:p>
      <text:p text:style-name="P7">buffer component: bf</text:p>
      <text:p text:style-name="P7">buffer component: e4</text:p>
      <text:p text:style-name="P7">buffer component: 68</text:p>
      <text:p text:style-name="P7">buffer component: c5</text:p>
      <text:p text:style-name="P7">buffer component: ac</text:p>
      <text:p text:style-name="P3">buffer component: 3a</text:p>
      <text:p text:style-name="P3">buffer component: a0</text:p>
      <text:p text:style-name="P3">buffer component: c8</text:p>
      <text:p text:style-name="P3">buffer component: bf</text:p>
      <text:p text:style-name="P4">buffer component: 0</text:p>
      <text:p text:style-name="P4">buffer component: 0</text:p>
      <text:p text:style-name="P4">buffer component: 0</text:p>
      <text:p text:style-name="P4">buffer component: 0</text:p>
      <text:p text:style-name="P4">buffer component: 3e</text:p>
      <text:p text:style-name="P4">buffer component: 21</text:p>
      <text:p text:style-name="P4">buffer component: 73</text:p>
      <text:p text:style-name="P4">buffer component: 1c</text:p>
      <text:p text:style-name="P4">buffer component: a8</text:p>
      <text:p text:style-name="P4">buffer component: 30</text:p>
      <text:p text:style-name="P4">buffer component: d3</text:p>
      <text:p text:style-name="P4">buffer component: bf</text:p>
      <text:p text:style-name="P4">buffer component: 9e</text:p>
      <text:p text:style-name="P4">buffer component: 6c</text:p>
      <text:p text:style-name="P4">buffer component: e2</text:p>
      <text:p text:style-name="P4">buffer component: 9d</text:p>
      <text:p text:style-name="P4">buffer component: 58</text:p>
      <text:p text:style-name="P4">buffer component: 79</text:p>
      <text:p text:style-name="P4">buffer component: e5</text:p>
      <text:p text:style-name="P4">buffer component: 3f</text:p>
      <text:p text:style-name="P4">buffer component: 0</text:p>
      <text:p text:style-name="P4">buffer component: 0</text:p>
      <text:p text:style-name="P4">buffer component: a0</text:p>
      <text:p text:style-name="P4">buffer component: 40</text:p>
      <text:p text:style-name="P4">buffer component: 0</text:p>
      <text:p text:style-name="P4">buffer component: 0</text:p>
      <text:p text:style-name="P4">buffer component: a0</text:p>
      <text:p text:style-name="P4">buffer component: 40</text:p>
      <text:p text:style-name="Standard">buffer component: b3</text:p>
      <text:p text:style-name="Standard">buffer component: bf</text:p>
      <text:p text:style-name="Standard"/>
      <text:p text:style-name="Standard"/>
      <text:p text:style-name="Standard"/>
      <text:p text:style-name="P1"><text:soft-page-break/>Correct</text:p>
      <text:p text:style-name="P1"/>
      <text:p text:style-name="P6">buffer component: fd</text:p>
      <text:p text:style-name="P6">buffer component: 24</text:p>
      <text:p text:style-name="P6">buffer component: 0</text:p>
      <text:p text:style-name="P6">buffer component: 0</text:p>
      <text:p text:style-name="P6">buffer component: 30</text:p>
      <text:p text:style-name="P6">buffer component: 7</text:p>
      <text:p text:style-name="P6">buffer component: 0</text:p>
      <text:p text:style-name="P6">buffer component: 8a</text:p>
      <text:p text:style-name="P6">buffer component: 0</text:p>
      <text:p text:style-name="P6">buffer component: 0</text:p>
      <text:p text:style-name="P2">buffer component: b8</text:p>
      <text:p text:style-name="P2">buffer component: e5</text:p>
      <text:p text:style-name="P2">buffer component: cb</text:p>
      <text:p text:style-name="P2">buffer component: db</text:p>
      <text:p text:style-name="P5">buffer component: 0</text:p>
      <text:p text:style-name="P5">buffer component: 0</text:p>
      <text:p text:style-name="P5">buffer component: 0</text:p>
      <text:p text:style-name="P5">buffer component: 0</text:p>
      <text:p text:style-name="P5">buffer component: 3e</text:p>
      <text:p text:style-name="P5">buffer component: 21</text:p>
      <text:p text:style-name="P5">buffer component: 73</text:p>
      <text:p text:style-name="P5">buffer component: 1c</text:p>
      <text:p text:style-name="P5">buffer component: a8</text:p>
      <text:p text:style-name="P5">buffer component: 30</text:p>
      <text:p text:style-name="P5">buffer component: d3</text:p>
      <text:p text:style-name="P5">buffer component: bf</text:p>
      <text:p text:style-name="P5">buffer component: 9e</text:p>
      <text:p text:style-name="P5">buffer component: 6c</text:p>
      <text:p text:style-name="P5">buffer component: e2</text:p>
      <text:p text:style-name="P5">buffer component: 9d</text:p>
      <text:p text:style-name="P5">buffer component: 58</text:p>
      <text:p text:style-name="P5">buffer component: 79</text:p>
      <text:p text:style-name="P5">buffer component: e5</text:p>
      <text:p text:style-name="P5">buffer component: 3f</text:p>
      <text:p text:style-name="P5">buffer component: 0</text:p>
      <text:p text:style-name="P5">buffer component: 0</text:p>
      <text:p text:style-name="P5">buffer component: a0</text:p>
      <text:p text:style-name="P5">buffer component: 40</text:p>
      <text:p text:style-name="P5">buffer component: 0</text:p>
      <text:p text:style-name="P5">buffer component: 0</text:p>
      <text:p text:style-name="P5">buffer component: a0</text:p>
      <text:p text:style-name="P5">buffer component: 40</text:p>
      <text:p text:style-name="P2">buffer component: 0</text:p>
      <text:p text:style-name="P2">buffer component: 0</text:p>
      <text:p text:style-name="P2">buffer component: a0</text:p>
      <text:p text:style-name="P2">buffer component: 40</text:p>
      <text:p text:style-name="P1">buffer component: 6f</text:p>
      <text:p text:style-name="P1"><text:soft-page-break/>buffer component: f4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9T15:53:36.630045188</meta:creation-date>
    <dc:date>2021-06-30T12:00:09.425423961</dc:date>
    <meta:editing-duration>PT12M52S</meta:editing-duration>
    <meta:editing-cycles>1</meta:editing-cycles>
    <meta:document-statistic meta:table-count="0" meta:image-count="0" meta:object-count="0" meta:page-count="3" meta:paragraph-count="94" meta:word-count="278" meta:character-count="1831" meta:non-whitespace-character-count="1647"/>
    <meta:generator>LibreOffice/6.4.7.2$Linux_X86_64 LibreOffice_project/40$Build-2</meta:generator>
  </office:meta>
</office:document-meta>
</file>